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c8fae" officeooo:paragraph-rsid="000c8fa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c8fae" officeooo:paragraph-rsid="000c8fa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0c8fae" officeooo:paragraph-rsid="000c8fae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officeooo:rsid="000c8fae" officeooo:paragraph-rsid="000c8fae" style:font-size-asian="11.3500003814697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officeooo:rsid="000defb6" officeooo:paragraph-rsid="000defb6" style:font-size-asian="11.3500003814697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officeooo:rsid="000ee8b7" officeooo:paragraph-rsid="000ee8b7" style:font-size-asian="11.3500003814697pt" style:font-style-asian="normal" style:font-size-complex="13pt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font-style="normal" officeooo:rsid="000c8fae" officeooo:paragraph-rsid="000c8fae" style:font-size-asian="11.3500003814697pt" style:font-style-asian="normal" style:font-size-complex="13pt" style:font-style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font-style="normal" officeooo:rsid="000defb6" officeooo:paragraph-rsid="000defb6" style:font-size-asian="11.3500003814697pt" style:font-style-asian="normal" style:font-size-complex="13pt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font-style="normal" officeooo:rsid="000defb6" officeooo:paragraph-rsid="000ee8b7" style:font-size-asian="11.3500003814697pt" style:font-style-asian="normal" style:font-size-complex="13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officeooo:rsid="000defb6" officeooo:paragraph-rsid="00101e10" style:font-size-asian="11.3500003814697pt" style:font-style-asian="normal" style:font-size-complex="13pt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fo:font-style="normal" officeooo:rsid="000ee8b7" officeooo:paragraph-rsid="000ee8b7" style:font-size-asian="11.3500003814697pt" style:font-style-asian="normal" style:font-size-complex="13pt" style:font-style-complex="normal"/>
    </style:style>
    <style:style style:name="T1" style:family="text">
      <style:text-properties officeooo:rsid="000ee8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hfinder</text:p>
      <text:p text:style-name="P2"/>
      <text:p text:style-name="P3">Introdução</text:p>
      <text:p text:style-name="P4"/>
      <text:p text:style-name="P4">O projeto consiste em um veículo autônomo que possui um módulo de sensores para fazer medições em cavernas.</text:p>
      <text:p text:style-name="P4">O veículo será capaz de mover dentro das cavernas por meio de uma rota pré-determinada porém, fará correções caso haja um obstáculo na sua rota.</text:p>
      <text:p text:style-name="P4">O projeto foi dividido em dois módulos, o primeiro responsável pelo sensoriamento, e o segundo pela locomoção, isto é, o veículo autônomo.</text:p>
      <text:p text:style-name="P4"/>
      <text:p text:style-name="P4">Módulo 1:</text:p>
      <text:p text:style-name="P4"/>
      <text:p text:style-name="P6">Os componentes utilizados no primeiro módulo foram:</text:p>
      <text:list xml:id="list810643717" text:style-name="L1">
        <text:list-item>
          <text:p text:style-name="P7">DHT 11, sensor de umidade e temperatura;</text:p>
        </text:list-item>
        <text:list-item>
          <text:p text:style-name="P7">MK-2, sensor de gás inflamável e fumaça;</text:p>
        </text:list-item>
        <text:list-item>
          <text:p text:style-name="P8">BMP 180, sensor de pressão;</text:p>
        </text:list-item>
        <text:list-item>
          <text:p text:style-name="P9">LCD NOKIA 5110, <text:span text:style-name="T1">display;</text:span></text:p>
        </text:list-item>
        <text:list-item>
          <text:p text:style-name="P11">2 resistores;</text:p>
        </text:list-item>
        <text:list-item>
          <text:p text:style-name="P11">1 LED;</text:p>
        </text:list-item>
        <text:list-item>
          <text:p text:style-name="P11">Aprox. 20 jumpers.</text:p>
          <text:p text:style-name="P8"/>
        </text:list-item>
      </text:list>
      <text:p text:style-name="P5">O DHT11 e o sensor BMP 180 foram utilizados para saber se a temperatura do ambiente é adequada para que os mineradores possam operar, e para tirar saber a altura em relação ao nível do mar em que aquela região está.</text:p>
      <text:p text:style-name="P5">As informações dos sensores DHT11 e o BMP 180 são exibidas no display LCD NOKIA 5110.</text:p>
      <text:p text:style-name="P10">O sensor <text:span text:style-name="T1">de gás está conectado com o LED que fica aceso quando há presença de gás.</text:span></text:p>
      <text:p text:style-name="P6">Todas as informações são guardadas e serão exibidas para o usuário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0:21:48.577000000</meta:creation-date>
    <dc:date>2019-10-02T21:02:18.659000000</dc:date>
    <meta:editing-duration>PT8M36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9" meta:word-count="199" meta:character-count="1094" meta:non-whitespace-character-count="921"/>
  </office:meta>
</office:document-meta>
</file>